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7597in" table:align="left"/>
    </style:style>
    <style:style style:name="Table1.A" style:family="table-column">
      <style:table-column-properties style:column-width="1.7597in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.6833in" table:align="margins"/>
    </style:style>
    <style:style style:name="Table2.A" style:family="table-column">
      <style:table-column-properties style:column-width="1.6833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1.7597in" table:align="left"/>
    </style:style>
    <style:style style:name="Table3.A" style:family="table-column">
      <style:table-column-properties style:column-width="1.7597in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1.6833in" table:align="margins"/>
    </style:style>
    <style:style style:name="Table4.A" style:family="table-column">
      <style:table-column-properties style:column-width="1.6833in" style:rel-column-width="65535*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5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Courier New" fo:font-weight="normal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style:font-weight-asian="normal" style:font-weight-complex="normal"/>
    </style:style>
    <style:style style:name="P8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4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style:text-position="super 58%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ff3333" style:font-name="Courier New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9900" style:font-name="Courier New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6666ff" style:font-name="Courier New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style:font-name="Times New Roman" fo:font-weight="normal" style:font-weight-asian="normal" style:font-weight-complex="normal"/>
    </style:style>
    <style:style style:name="P25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26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ff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0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style:font-name="Times New Roman"/>
    </style:style>
    <style:style style:name="P33" style:family="paragraph" style:parent-style-name="Standard" style:list-style-name="L1"/>
    <style:style style:name="P34" style:family="paragraph" style:parent-style-name="Standard" style:list-style-name="L2"/>
    <style:style style:name="P35" style:family="paragraph" style:parent-style-name="Standard" style:list-style-name="L3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4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7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7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41" style:family="paragraph" style:parent-style-name="Standard" style:list-style-name="L7">
      <style:text-properties style:font-name="Times New Roman" fo:font-weight="bold" style:font-weight-asian="bold" style:font-weight-complex="bold"/>
    </style:style>
    <style:style style:name="P42" style:family="paragraph" style:parent-style-name="Standard" style:list-style-name="L7">
      <style:text-properties style:font-name="Times New Roman"/>
    </style:style>
    <style:style style:name="P43" style:family="paragraph" style:parent-style-name="Standard" style:list-style-name="L7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8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9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10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Standard" style:list-style-name="L11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12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 style:parent-style-name="Standard" style:list-style-name="L13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0" style:family="paragraph" style:parent-style-name="Standard" style:list-style-name="L7">
      <style:text-properties fo:color="#000000" style:font-name="Times New Roman"/>
    </style:style>
    <style:style style:name="P51" style:family="paragraph" style:parent-style-name="Standard" style:list-style-name="L14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52" style:family="paragraph" style:parent-style-name="Standard" style:list-style-name="L14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15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5" style:family="paragraph" style:parent-style-name="Standard" style:list-style-name="L16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color="#000000"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style:text-position="0% 100%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andard">
      <style:text-properties style:text-line-through-style="none" style:font-name="Times New Roman" fo:font-weight="normal" style:font-weight-asian="normal" style:font-weight-complex="normal"/>
    </style:style>
    <style:style style:name="P61" style:family="paragraph" style:parent-style-name="Standard">
      <style:text-properties style:text-line-through-style="none" style:font-name="Courier New" fo:font-weight="normal" style:font-weight-asian="normal" style:font-weight-complex="normal"/>
    </style:style>
    <style:style style:name="P62" style:family="paragraph" style:parent-style-name="Standard">
      <style:text-properties style:text-line-through-style="none" style:font-name="Times New Roman" fo:font-weight="normal" style:font-weight-asian="normal" style:font-weight-complex="normal"/>
    </style:style>
    <style:style style:name="P6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line-through-style="none" style:font-name="Times New Roman" fo:font-weight="normal" style:font-weight-asian="normal" style:font-weight-complex="normal"/>
    </style:style>
    <style:style style:name="P6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line-through-style="none" style:font-name="Times New Roman" fo:font-weight="normal" style:font-weight-asian="normal" style:font-weight-complex="normal"/>
    </style:style>
    <style:style style:name="P6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7" style:family="paragraph" style:parent-style-name="Text_20_body">
      <style:text-properties style:text-line-through-style="none" style:font-name="Times New Roman" fo:font-weight="normal" style:font-weight-asian="normal" style:font-weight-complex="normal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3333" fo:font-style="normal" style:text-underline-style="none" style:font-style-asian="normal" style:font-style-complex="normal"/>
    </style:style>
    <style:style style:name="T8" style:family="text">
      <style:text-properties fo:color="#0000ff" fo:font-weight="normal" style:font-weight-asian="normal" style:font-weight-complex="normal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style:text-underline-style="none" fo:font-weight="normal" style:font-weight-asian="normal" style:font-weight-complex="normal"/>
    </style:style>
    <style:style style:name="T14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tyle="normal" style:text-underline-style="none" style:font-style-asian="normal" style:font-style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0% 100%" style:font-name="Times New Roman" fo:font-style="normal" style:text-underline-style="none" style:font-style-asian="normal" style:font-style-complex="normal"/>
    </style:style>
    <style:style style:name="T24" style:family="text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0% 100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style:text-position="0% 100%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color="#3333ff" fo:font-style="normal" style:text-underline-style="none" style:font-style-asian="normal" style:font-style-complex="normal"/>
    </style:style>
    <style:style style:name="T36" style:family="text">
      <style:text-properties fo:color="#009933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ff00ff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ff00ff" fo:font-style="normal" style:text-underline-style="none" style:font-style-asian="normal" style:font-style-complex="normal"/>
    </style:style>
    <style:style style:name="T39" style:family="text">
      <style:text-properties fo:color="#ff33ff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ff00cc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super 58%" style:text-underline-style="none" fo:font-weight="normal" style:font-weight-asian="normal" style:font-weight-complex="normal"/>
    </style:style>
    <style:style style:name="T43" style:family="text">
      <style:text-properties style:text-position="0% 100%" style:text-underline-style="none" fo:font-weight="normal" style:font-weight-asian="normal" style:font-weight-complex="normal"/>
    </style:style>
    <style:style style:name="T44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45" style:family="text">
      <style:text-properties style:text-position="sub 58%"/>
    </style:style>
    <style:style style:name="T46" style:family="text">
      <style:text-properties style:text-position="sub 58%" style:font-name="Times New Roman" style:text-underline-style="none" fo:font-weight="normal" style:font-weight-asian="normal" style:font-weight-complex="normal"/>
    </style:style>
    <style:style style:name="T47" style:family="text">
      <style:text-properties fo:font-variant="normal" fo:text-transform="none" fo:color="#222222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day</text:p>
      <text:p text:style-name="P2">Week 8</text:p>
      <text:p text:style-name="P2">2-27-17</text:p>
      <text:p text:style-name="Standard"/>
      <text:p text:style-name="Standard">Last time:</text:p>
      <text:p text:style-name="Standard">Exam 1</text:p>
      <text:p text:style-name="Standard">grading done:</text:p>
      <text:p text:style-name="Standard"><text:tab/>100 - (# of mistakes – 1) * 4</text:p>
      <text:p text:style-name="Standard"><text:tab/>No mistakes: 103%</text:p>
      <text:p text:style-name="Standard"/>
      <text:p text:style-name="Standard">Before last time (paper notes):</text:p>
      <text:list xml:id="list4313789992467604786" text:style-name="L1">
        <text:list-item>
          <text:p text:style-name="P33">Scoping</text:p>
          <text:list>
            <text:list-item>
              <text:p text:style-name="P33">Declarations</text:p>
            </text:list-item>
            <text:list-item>
              <text:p text:style-name="P33">references</text:p>
            </text:list-item>
            <text:list-item>
              <text:p text:style-name="P33">resolving references</text:p>
            </text:list-item>
          </text:list>
        </text:list-item>
        <text:list-item>
          <text:p text:style-name="P33">Scope:</text:p>
          <text:list>
            <text:list-item>
              <text:p text:style-name="P33">nested scopes</text:p>
            </text:list-item>
            <text:list-item>
              <text:p text:style-name="P33">immediately nested scopes</text:p>
            </text:list-item>
          </text:list>
        </text:list-item>
      </text:list>
      <text:p text:style-name="Standard"/>
      <text:p text:style-name="Standard">Today:</text:p>
      <text:list xml:id="list7480055163703341532" text:style-name="L2">
        <text:list-item>
          <text:p text:style-name="P34">Scopes</text:p>
        </text:list-item>
        <text:list-item>
          <text:p text:style-name="P34">static scoping</text:p>
        </text:list-item>
        <text:list-item>
          <text:p text:style-name="P34">dynamic scoping</text:p>
        </text:list-item>
        <text:list-item>
          <text:p text:style-name="P34">start semantics of assignment</text:p>
          <text:list>
            <text:list-item>
              <text:p text:style-name="P34">if we have time</text:p>
            </text:list-item>
          </text:list>
        </text:list-item>
      </text:list>
      <text:p text:style-name="Standard"/>
      <text:p text:style-name="Standard">Refresher:</text:p>
      <text:list xml:id="list32489635" text:continue-numbering="true" text:style-name="L2">
        <text:list-item>
          <text:p text:style-name="P34">In a programming language, there is typically a syntactic construct to denote scope, often called a <text:span text:style-name="T1">block</text:span><text:span text:style-name="T2">.</text:span></text:p>
        </text:list-item>
        <text:list-item>
          <text:p text:style-name="P34">A scope is <text:span text:style-name="T1">nested</text:span><text:span text:style-name="T2"> in another scope if its node in the parse tree if a </text:span><text:span text:style-name="T3">descendant</text:span><text:span text:style-name="T2"> of that of the other scope.</text:span></text:p>
        </text:list-item>
        <text:list-item>
          <text:p text:style-name="P34"><text:span text:style-name="T2">Scope A is </text:span><text:span text:style-name="T1">immediately/directly nested</text:span><text:span text:style-name="T2"> in scope B if A is nested in B and B is nested in all other scopes in which A is nested.</text:span></text:p>
        </text:list-item>
      </text:list>
      <text:p text:style-name="P23"/>
      <text:p text:style-name="P23">Resolving a reference: The goal is to determine the declaration corresponding to a particular reference.</text:p>
      <text:p text:style-name="P23"/>
      <text:p text:style-name="P23">Ex:</text:p>
      <text:p text:style-name="P23"/>
      <text:p text:style-name="P6">{</text:p>
      <text:p text:style-name="P3"><text:span text:style-name="T2"><text:tab/>int </text:span><text:span text:style-name="T5">i</text:span><text:span text:style-name="T2">;</text:span></text:p>
      <text:p text:style-name="P6"><text:tab/>{</text:p>
      <text:p text:style-name="P3"><text:span text:style-name="T2"><text:tab/><text:tab/>int </text:span><text:span text:style-name="T9">i</text:span><text:span text:style-name="T2">;</text:span></text:p>
      <text:p text:style-name="P3"><text:span text:style-name="T2"><text:tab/><text:tab/></text:span><text:span text:style-name="T8">i</text:span><text:span text:style-name="T2"> = 5;</text:span></text:p>
      <text:p text:style-name="P6"><text:tab/>}</text:p>
      <text:p text:style-name="P3"><text:span text:style-name="T2"><text:tab/></text:span><text:span text:style-name="T5">i</text:span><text:span text:style-name="T2"> = 6</text:span></text:p>
      <text:p text:style-name="P6">}</text:p>
      <text:p text:style-name="P24"/>
      <text:p text:style-name="P3"><text:span text:style-name="T11">A </text:span><text:span text:style-name="T12">symbol table</text:span><text:span text:style-name="T11"> is a data structure used in </text:span><text:span text:style-name="T12">resolving</text:span><text:span text:style-name="T11"> references. Also, it is used to keep attributes about </text:span><text:soft-page-break/><text:span text:style-name="T11">various names.</text:span></text:p>
      <text:p text:style-name="P24"/>
      <text:p text:style-name="P24">Ex: location, type, value, size, …</text:p>
      <text:p text:style-name="P24"/>
      <text:p text:style-name="P24">By assigning an address in the symbol table, we can reference it later.</text:p>
      <text:p text:style-name="P24">Think of dictionaries.</text:p>
      <text:p text:style-name="P24"/>
      <text:p text:style-name="P4"><text:span text:style-name="T11">Resolving a reference</text:span><text:span text:style-name="T13"> (common case):</text:span></text:p>
      <text:p text:style-name="P7"/>
      <text:p text:style-name="P7">lookup(scope, name)</text:p>
      <text:p text:style-name="P7">{</text:p>
      <text:p text:style-name="P7"><text:tab/>if scope != NULL</text:p>
      <text:p text:style-name="P7"><text:tab/>{<text:tab/></text:p>
      <text:p text:style-name="P7"><text:tab/><text:tab/>if lookup-in-current-scope(scope, name)</text:p>
      <text:p text:style-name="P7"><text:tab/><text:tab/><text:tab/>return lookup-in-current-scope(scope, name)</text:p>
      <text:p text:style-name="P7"><text:tab/><text:tab/>else</text:p>
      <text:p text:style-name="P4"><text:span text:style-name="T19"><text:tab/><text:tab/><text:tab/>return lookup(</text:span><text:span text:style-name="T2">scope-&gt;parent</text:span><text:span text:style-name="T19">, name)I</text:span></text:p>
      <text:p text:style-name="P7"><text:tab/>}</text:p>
      <text:p text:style-name="P7"><text:tab/>else</text:p>
      <text:p text:style-name="P7"><text:tab/><text:tab/>return NULL;</text:p>
      <text:p text:style-name="P7">}</text:p>
      <text:p text:style-name="P7"/>
      <text:p text:style-name="P25">lookup-in-current-scope: looks up in current scope</text:p>
      <text:p text:style-name="P25"/>
      <text:p text:style-name="P25">lookup: does a global lookup.</text:p>
      <text:p text:style-name="P25"/>
      <text:p text:style-name="P6">{</text:p>
      <text:p text:style-name="P3"><text:span text:style-name="T2"><text:tab/>int </text:span><text:span text:style-name="T5">i</text:span><text:span text:style-name="T20">, j</text:span><text:span text:style-name="T2">;</text:span></text:p>
      <text:p text:style-name="P6"><text:tab/>{</text:p>
      <text:p text:style-name="P3"><text:span text:style-name="T2"><text:tab/><text:tab/>int </text:span><text:span text:style-name="T9">i</text:span><text:span text:style-name="T2">;</text:span></text:p>
      <text:p text:style-name="P3"><text:span text:style-name="T2"><text:tab/><text:tab/></text:span><text:span text:style-name="T9">i</text:span><text:span text:style-name="T2"> = 5;</text:span></text:p>
      <text:p text:style-name="P6"><text:tab/><text:tab/>j = 6</text:p>
      <text:p text:style-name="P6"><text:tab/>}</text:p>
      <text:p text:style-name="P3"><text:span text:style-name="T2"><text:tab/></text:span><text:span text:style-name="T5">i</text:span><text:span text:style-name="T2"> = 6</text:span></text:p>
      <text:p text:style-name="P7">}</text:p>
      <text:p text:style-name="P25"/>
      <text:p text:style-name="P4"><text:span text:style-name="T13">With </text:span><text:span text:style-name="T11">scope-&gt;parent</text:span><text:span text:style-name="T13">, we look up in the parent, and if we don't find it, we go to </text:span><text:span text:style-name="T14">that</text:span><text:span text:style-name="T16"> parent's scope, and keep going until we either find it or declare that it can't be found.</text:span></text:p>
      <text:p text:style-name="P26"/>
      <text:p text:style-name="P26">All of this is specific to static scoping (also called lexical scoping), which is what we are used to dealing with.</text:p>
      <text:p text:style-name="P26"/>
      <text:p text:style-name="P4"><text:span text:style-name="T17">Static scoping</text:span><text:span text:style-name="T16">: parent of a scope is the immediately enclosing scope. Related to the text of the program, not the execution of it.</text:span></text:p>
      <text:p text:style-name="P26"/>
      <text:p text:style-name="P26">Static Scoping example:</text:p>
      <text:p text:style-name="P4"/>
      <text:p text:style-name="P6">{</text:p>
      <text:p text:style-name="P9"><text:tab/>int i, j;</text:p>
      <text:p text:style-name="P22"><text:soft-page-break/><text:tab/>{</text:p>
      <text:p text:style-name="P22"><text:tab/><text:tab/>int i;</text:p>
      <text:p text:style-name="P22"><text:tab/><text:tab/>i = 5;</text:p>
      <text:p text:style-name="P22"><text:tab/><text:tab/>j = 4;</text:p>
      <text:p text:style-name="P22"><text:tab/>}</text:p>
      <text:p text:style-name="P21"><text:tab/>{</text:p>
      <text:p text:style-name="P21"><text:tab/><text:tab/>int j;</text:p>
      <text:p text:style-name="P21"><text:tab/><text:tab/>i = 5;</text:p>
      <text:p text:style-name="P21"><text:tab/><text:tab/>j = 6;</text:p>
      <text:p text:style-name="P20"><text:tab/><text:tab/>{</text:p>
      <text:p text:style-name="P20"><text:tab/><text:tab/><text:tab/>int i;</text:p>
      <text:p text:style-name="P20"><text:tab/><text:tab/><text:tab/>i = 3;</text:p>
      <text:p text:style-name="P20"><text:tab/><text:tab/><text:tab/>j = 7;</text:p>
      <text:p text:style-name="P20"><text:tab/><text:tab/>}</text:p>
      <text:p text:style-name="P21"><text:tab/>}</text:p>
      <text:p text:style-name="P9"><text:tab/>i = 1</text:p>
      <text:p text:style-name="P26">}</text:p>
      <text:p text:style-name="P26"/>
      <text:p text:style-name="P26">Black: Scope 1</text:p>
      <text:p text:style-name="P26">Blue: Scope 2</text:p>
      <text:p text:style-name="P26">Green: Scope 3</text:p>
      <text:p text:style-name="P26">Red: Scope 4</text:p>
      <text:p text:style-name="P26"/>
      <text:p text:style-name="P26">Initially, scope <text:s/>= null.</text:p>
      <text:p text:style-name="P26"/>
      <text:p text:style-name="P26">preamble: What you do as you start parsing a block.</text:p>
      <text:p text:style-name="P8">parse_Block()</text:p>
      <text:p text:style-name="P8">{</text:p>
      <text:p text:style-name="P8"><text:tab/>new_scope = scope();</text:p>
      <text:p text:style-name="P8"><text:tab/>new_scope-&gt;parent = current_scope;</text:p>
      <text:p text:style-name="P8"><text:tab/>current_scope = new_scope;</text:p>
      <text:p text:style-name="P8">}</text:p>
      <text:p text:style-name="P8"/>
      <text:p text:style-name="P8">…</text:p>
      <text:p text:style-name="P8">//stuff regarding parsing the block</text:p>
      <text:p text:style-name="P8">…</text:p>
      <text:p text:style-name="P8">//Finish parsing:</text:p>
      <text:p text:style-name="P8">current_scope = current_scope-&gt;parent</text:p>
      <text:p text:style-name="P8"/>
      <text:p text:style-name="P26">When in scope 4, (at i = 3)</text:p>
      <text:p text:style-name="P26"/>
      <text:p text:style-name="P26">our linked list (going by parents) (see picture; picture is slightly wrong, puts block 3 inside block 2)</text:p>
      <text:p text:style-name="P26"/>
      <text:p text:style-name="P26">NULL → Block 2 → Block 3 → Block 4</text:p>
      <text:p text:style-name="P26"/>
      <text:p text:style-name="P26"/>
      <text:p text:style-name="P6">//NULL</text:p>
      <text:p text:style-name="P6">{</text:p>
      <text:p text:style-name="P6"><text:tab/>//Block 1-&gt;parent <text:s/>= NULL</text:p>
      <text:p text:style-name="P9"><text:soft-page-break/><text:tab/>int i, j;</text:p>
      <text:p text:style-name="P21"><text:tab/>{</text:p>
      <text:p text:style-name="P21"><text:tab/><text:tab/>//Block 3-&gt;parent = block 1</text:p>
      <text:p text:style-name="P21"><text:tab/><text:tab/>int j;</text:p>
      <text:p text:style-name="P20"><text:tab/><text:tab/>{</text:p>
      <text:p text:style-name="P20"><text:tab/><text:tab/><text:tab/>//Block 4-&gt;parent = block 3</text:p>
      <text:p text:style-name="P20"><text:tab/><text:tab/><text:tab/>int i;</text:p>
      <text:p text:style-name="P20"><text:tab/><text:tab/><text:tab/>//curent scope</text:p>
      <text:p text:style-name="P20"><text:tab/><text:tab/>}</text:p>
      <text:p text:style-name="P21"><text:tab/>}</text:p>
      <text:p text:style-name="P9"><text:tab/>i = 1</text:p>
      <text:p text:style-name="P8">}</text:p>
      <text:p text:style-name="P26"/>
      <text:p text:style-name="P5"><text:span text:style-name="T18">Dynamic scoping</text:span><text:span text:style-name="T16">: same </text:span><text:span text:style-name="T30">lookup</text:span><text:span text:style-name="T16"> function as before. The difference is how to determine the parent.</text:span></text:p>
      <text:p text:style-name="P26"/>
      <text:p text:style-name="P26">To determine the parent of a scope:</text:p>
      <text:list xml:id="list5074730206559059061" text:style-name="L3">
        <text:list-item>
          <text:p text:style-name="P35">within a function: same as static scoping</text:p>
        </text:list-item>
        <text:list-item>
          <text:p text:style-name="P35">function call: caller is parent of callee.</text:p>
        </text:list-item>
      </text:list>
      <text:p text:style-name="P26"/>
      <text:p text:style-name="P26">Example:</text:p>
      <text:p text:style-name="P26"/>
      <text:p text:style-name="P8">int i = 3</text:p>
      <text:p text:style-name="P8">f()</text:p>
      <text:p text:style-name="P8">{</text:p>
      <text:p text:style-name="P8"><text:tab/>int i;</text:p>
      <text:p text:style-name="P8"><text:tab/>i = 5;</text:p>
      <text:p text:style-name="P8"><text:tab/>h()</text:p>
      <text:p text:style-name="P8">}</text:p>
      <text:p text:style-name="P8"/>
      <text:p text:style-name="P8">h()</text:p>
      <text:p text:style-name="P8">{</text:p>
      <text:p text:style-name="P8"><text:tab/>int i;</text:p>
      <text:p text:style-name="P8"><text:tab/>i = 6;</text:p>
      <text:p text:style-name="P8"><text:tab/>g()</text:p>
      <text:p text:style-name="P8">}</text:p>
      <text:p text:style-name="P8"/>
      <text:p text:style-name="P8">g()</text:p>
      <text:p text:style-name="P8">{</text:p>
      <text:p text:style-name="P8"><text:tab/>print i;</text:p>
      <text:p text:style-name="P8">}</text:p>
      <text:p text:style-name="P8"/>
      <text:p text:style-name="P8">main()</text:p>
      <text:p text:style-name="P8">{</text:p>
      <text:p text:style-name="P8"><text:tab/>f();</text:p>
      <text:p text:style-name="P8"><text:tab/>h();</text:p>
      <text:p text:style-name="P8"><text:tab/>print i;</text:p>
      <text:p text:style-name="P8">}</text:p>
      <text:p text:style-name="P8"/>
      <text:p text:style-name="P26">In static scoping, output is:</text:p>
      <text:p text:style-name="P8"><text:soft-page-break/>3 //from global</text:p>
      <text:p text:style-name="P8">3 //from global</text:p>
      <text:p text:style-name="P8">3 //from global</text:p>
      <text:p text:style-name="P26"/>
      <text:p text:style-name="P26">In dynamic scoping, output is:</text:p>
      <text:p text:style-name="P8">5 //from f()</text:p>
      <text:p text:style-name="P8">6 //from h()</text:p>
      <text:p text:style-name="P8">3 //from global</text:p>
      <text:p text:style-name="P26"/>
      <text:p text:style-name="P26"/>
      <text:p text:style-name="P29">Wednesday</text:p>
      <text:p text:style-name="P2">Week 8</text:p>
      <text:p text:style-name="P2">3-1-17</text:p>
      <text:p text:style-name="P26"/>
      <text:p text:style-name="P26">Last time:</text:p>
      <text:list xml:id="list1244117081337283968" text:style-name="L4">
        <text:list-item>
          <text:p text:style-name="P36">Scoping</text:p>
        </text:list-item>
        <text:list-item>
          <text:p text:style-name="P36">Static Scoping</text:p>
        </text:list-item>
        <text:list-item>
          <text:p text:style-name="P36">A little about Dynamic Scoping</text:p>
        </text:list-item>
        <text:list-item>
          <text:p text:style-name="P36">Symbol Table (nested)</text:p>
        </text:list-item>
        <text:list-item>
          <text:p text:style-name="P36">Resolving a reference</text:p>
        </text:list-item>
      </text:list>
      <text:p text:style-name="P26"/>
      <text:p text:style-name="P26">Today:</text:p>
      <text:list xml:id="list1050858475067653047" text:style-name="L5">
        <text:list-item>
          <text:p text:style-name="P37">Examples of dynamic and static scoping</text:p>
        </text:list-item>
        <text:list-item>
          <text:p text:style-name="P37">Semantics of assignment</text:p>
        </text:list-item>
      </text:list>
      <text:p text:style-name="P26"/>
      <text:p text:style-name="P8">Same function used in both static and dynamic</text:p>
      <text:p text:style-name="P8">scope-&gt;parent just defined differently</text:p>
      <text:p text:style-name="P8">//scope: lookup starts in “scope”</text:p>
      <text:p text:style-name="P8">//name: to lookup starting from scope</text:p>
      <text:p text:style-name="P8">lookup(scope, name)</text:p>
      <text:p text:style-name="P8">{</text:p>
      <text:p text:style-name="P8"><text:tab/>if(scope != NULL)</text:p>
      <text:p text:style-name="P8"><text:tab/><text:tab/>if(lookup_in_local_scope(scope, name))</text:p>
      <text:p text:style-name="P8"><text:tab/><text:tab/><text:tab/>return lookup_in_local_scope(scope, name);</text:p>
      <text:p text:style-name="P8"><text:tab/><text:tab/>else</text:p>
      <text:p text:style-name="P8"><text:tab/><text:tab/><text:tab/>return lookup(scope-&gt;parent, name);</text:p>
      <text:p text:style-name="P8"><text:tab/>else</text:p>
      <text:p text:style-name="P8"><text:tab/><text:tab/>return NULL;</text:p>
      <text:p text:style-name="P8">}</text:p>
      <text:p text:style-name="P8"/>
      <text:p text:style-name="P26">lookup(scope, name): global lookup starting at scope</text:p>
      <text:p text:style-name="P26">lookup_in_local_scope(scope, name); local lookup of name in the given scope.</text:p>
      <text:p text:style-name="P26"/>
      <text:p text:style-name="P26"><text:span text:style-name="T33">static/lexical scoping</text:span>: parent scope is immediately/directly enclosing scope.</text:p>
      <text:p text:style-name="P26"><text:span text:style-name="T33">dynamic scoping</text:span>:</text:p>
      <text:list xml:id="list8771357927382225603" text:style-name="L6">
        <text:list-item>
          <text:p text:style-name="P38">within a function same as static scoping</text:p>
        </text:list-item>
        <text:list-item>
          <text:p text:style-name="P38">If f() calls g(), f() is the parent scope of g()</text:p>
        </text:list-item>
      </text:list>
      <text:p text:style-name="P26"/>
      <text:p text:style-name="P26">Example:</text:p>
      <text:p text:style-name="P26"/>
      <text:p text:style-name="P8">int a;</text:p>
      <text:p text:style-name="P8">int x;</text:p>
      <text:p text:style-name="P8"/>
      <text:p text:style-name="P8">void f(int x)</text:p>
      <text:p text:style-name="P8">{</text:p>
      <text:p text:style-name="P8"><text:tab/>a = 1;</text:p>
      <text:p text:style-name="P8"><text:tab/>a = a + g();</text:p>
      <text:p text:style-name="P8"><text:tab/>print a, x;</text:p>
      <text:p text:style-name="P8"><text:soft-page-break/>}</text:p>
      <text:p text:style-name="P8"/>
      <text:p text:style-name="P8">int g()</text:p>
      <text:p text:style-name="P8">{</text:p>
      <text:p text:style-name="P8"><text:tab/>print a, x;</text:p>
      <text:p text:style-name="P8"><text:tab/>return x + 1;</text:p>
      <text:p text:style-name="P8">}</text:p>
      <text:p text:style-name="P8"/>
      <text:p text:style-name="P8">int main()</text:p>
      <text:p text:style-name="P8">{</text:p>
      <text:p text:style-name="P8"><text:tab/>x = 2;</text:p>
      <text:p text:style-name="P8"><text:tab/>f(3);</text:p>
      <text:p text:style-name="P8"><text:tab/>g();</text:p>
      <text:p text:style-name="P8"><text:tab/>print a, x;</text:p>
      <text:p text:style-name="P8">}</text:p>
      <text:p text:style-name="P8"/>
      <text:p text:style-name="P26">Output (dynamic scoping):</text:p>
      <text:p text:style-name="P26"/>
      <text:p text:style-name="P8">f: a = 5, x = 3</text:p>
      <text:p text:style-name="P8">g: a = 1, x = 3</text:p>
      <text:p text:style-name="P8"/>
      <text:p text:style-name="P26">Execution trace: (bold indicates a boxed section)</text:p>
      <text:list xml:id="list754502315588772605" text:style-name="L7">
        <text:list-item>
          <text:p text:style-name="P39">Global</text:p>
          <text:list>
            <text:list-item>
              <text:p text:style-name="P41"><text:span text:style-name="T31">a: </text:span><text:span text:style-name="T35">1</text:span><text:span text:style-name="T31"> </text:span><text:span text:style-name="T38">5</text:span></text:p>
            </text:list-item>
            <text:list-item>
              <text:p text:style-name="P41"><text:span text:style-name="T31">x: </text:span><text:span text:style-name="T7">2</text:span></text:p>
            </text:list-item>
          </text:list>
        </text:list-item>
        <text:list-item>
          <text:p text:style-name="P39">main()</text:p>
          <text:list>
            <text:list-item>
              <text:p text:style-name="P42"><text:span text:style-name="T21">x = </text:span><text:span text:style-name="T6">2</text:span><text:span text:style-name="T30">;</text:span></text:p>
            </text:list-item>
            <text:list-item>
              <text:p text:style-name="P42"><text:span text:style-name="T30">f(</text:span><text:span text:style-name="T34">3</text:span><text:span text:style-name="T30">);</text:span></text:p>
              <text:list>
                <text:list-item>
                  <text:p text:style-name="P41"><text:span text:style-name="T31">x = </text:span><text:span text:style-name="T35">3</text:span><text:span text:style-name="T31">;</text:span></text:p>
                </text:list-item>
                <text:list-item>
                  <text:p text:style-name="P42"><text:span text:style-name="T30">a = </text:span><text:span text:style-name="T34">1</text:span><text:span text:style-name="T30">;</text:span></text:p>
                </text:list-item>
                <text:list-item>
                  <text:p text:style-name="P40">a = a + g();</text:p>
                  <text:list>
                    <text:list-item>
                      <text:p text:style-name="P39">g()</text:p>
                      <text:list>
                        <text:list-item>
                          <text:p text:style-name="P39">print a, x</text:p>
                          <text:list>
                            <text:list-item>
                              <text:p text:style-name="P42"><text:span text:style-name="T34">1</text:span><text:span text:style-name="T30">, </text:span><text:span text:style-name="T34">3</text:span></text:p>
                            </text:list-item>
                          </text:list>
                        </text:list-item>
                        <text:list-item>
                          <text:p text:style-name="P39">return x + 1;</text:p>
                          <text:list>
                            <text:list-item>
                              <text:p text:style-name="P42"><text:span text:style-name="T34">3</text:span><text:span text:style-name="T30"> + 1 = </text:span><text:span text:style-name="T36">4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30">a = a + </text:span><text:span text:style-name="T36">4</text:span></text:p>
                    </text:list-item>
                    <text:list-item>
                      <text:p text:style-name="P42"><text:span text:style-name="T37">a</text:span><text:span text:style-name="T30"> = </text:span><text:span text:style-name="T34">1</text:span><text:span text:style-name="T30"> + </text:span><text:span text:style-name="T36">4</text:span></text:p>
                    </text:list-item>
                  </text:list>
                </text:list-item>
                <text:list-item>
                  <text:p text:style-name="P43">print a, x</text:p>
                  <text:list>
                    <text:list-item>
                      <text:p text:style-name="P50"><text:span text:style-name="T39">5</text:span><text:span text:style-name="T30">, </text:span><text:span text:style-name="T34">3</text:span></text:p>
                    </text:list-item>
                  </text:list>
                </text:list-item>
              </text:list>
            </text:list-item>
            <text:list-item>
              <text:p text:style-name="P43">g();</text:p>
              <text:list>
                <text:list-item>
                  <text:p text:style-name="P43">print a, x</text:p>
                  <text:list>
                    <text:list-item>
                      <text:p text:style-name="P50"><text:span text:style-name="T39">5</text:span><text:span text:style-name="T30">, </text:span><text:span text:style-name="T6">2</text:span></text:p>
                    </text:list-item>
                  </text:list>
                </text:list-item>
              </text:list>
            </text:list-item>
            <text:list-item>
              <text:p text:style-name="P43">print a, x</text:p>
              <text:list>
                <text:list-item>
                  <text:p text:style-name="P50"><text:span text:style-name="T40">5</text:span><text:span text:style-name="T30">, </text:span><text:span text:style-name="T41">2</text:span></text:p>
                </text:list-item>
              </text:list>
            </text:list-item>
          </text:list>
        </text:list-item>
      </text:list>
      <text:p text:style-name="P27"/>
      <text:p text:style-name="P14">Here, variable not declared would be a runtime error, not a compile time error.</text:p>
      <text:p text:style-name="P14"><text:soft-page-break/></text:p>
      <text:p text:style-name="P14">Static Scoping:</text:p>
      <text:p text:style-name="P14"/>
      <text:p text:style-name="P26">Execution trace: (bold indicates a boxed section)</text:p>
      <text:list xml:id="list32473716" text:continue-numbering="true" text:style-name="L7">
        <text:list-item>
          <text:p text:style-name="P39">Global</text:p>
          <text:list>
            <text:list-item>
              <text:p text:style-name="P41"><text:span text:style-name="T31">a: </text:span><text:span text:style-name="T35">1</text:span><text:span text:style-name="T31"> </text:span><text:span text:style-name="T38">4</text:span></text:p>
            </text:list-item>
            <text:list-item>
              <text:p text:style-name="P41"><text:span text:style-name="T31">x: </text:span><text:span text:style-name="T7">2</text:span></text:p>
            </text:list-item>
          </text:list>
        </text:list-item>
        <text:list-item>
          <text:p text:style-name="P39">main()</text:p>
          <text:list>
            <text:list-item>
              <text:p text:style-name="P42"><text:span text:style-name="T21">x = </text:span><text:span text:style-name="T6">2</text:span><text:span text:style-name="T30">;</text:span></text:p>
            </text:list-item>
            <text:list-item>
              <text:p text:style-name="P42"><text:span text:style-name="T30">f(</text:span><text:span text:style-name="T34">3</text:span><text:span text:style-name="T30">);</text:span></text:p>
              <text:list>
                <text:list-item>
                  <text:p text:style-name="P41"><text:span text:style-name="T31">x = </text:span><text:span text:style-name="T35">3</text:span><text:span text:style-name="T31">;</text:span></text:p>
                </text:list-item>
                <text:list-item>
                  <text:p text:style-name="P42"><text:span text:style-name="T30">a = </text:span><text:span text:style-name="T34">1</text:span><text:span text:style-name="T30">;</text:span></text:p>
                </text:list-item>
                <text:list-item>
                  <text:p text:style-name="P40">a = a + g();</text:p>
                  <text:list>
                    <text:list-item>
                      <text:p text:style-name="P39">g()</text:p>
                      <text:list>
                        <text:list-item>
                          <text:p text:style-name="P39">print a, x</text:p>
                          <text:list>
                            <text:list-item>
                              <text:p text:style-name="P42"><text:span text:style-name="T34">1</text:span><text:span text:style-name="T30">, </text:span><text:span text:style-name="T6">2</text:span></text:p>
                            </text:list-item>
                          </text:list>
                        </text:list-item>
                        <text:list-item>
                          <text:p text:style-name="P39">return x + 1;</text:p>
                          <text:list>
                            <text:list-item>
                              <text:p text:style-name="P42"><text:span text:style-name="T6">2</text:span><text:span text:style-name="T30"> + 1 = </text:span><text:span text:style-name="T36">3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30">a = a + </text:span><text:span text:style-name="T36">3</text:span></text:p>
                    </text:list-item>
                    <text:list-item>
                      <text:p text:style-name="P42"><text:span text:style-name="T37">a</text:span><text:span text:style-name="T30"> = </text:span><text:span text:style-name="T34">1</text:span><text:span text:style-name="T30"> + </text:span><text:span text:style-name="T36">3</text:span></text:p>
                    </text:list-item>
                  </text:list>
                </text:list-item>
                <text:list-item>
                  <text:p text:style-name="P43">print a, x</text:p>
                  <text:list>
                    <text:list-item>
                      <text:p text:style-name="P50"><text:span text:style-name="T39">4</text:span><text:span text:style-name="T30">, </text:span><text:span text:style-name="T34">3</text:span></text:p>
                    </text:list-item>
                  </text:list>
                </text:list-item>
              </text:list>
            </text:list-item>
            <text:list-item>
              <text:p text:style-name="P43">g();</text:p>
              <text:list>
                <text:list-item>
                  <text:p text:style-name="P43">print a, x</text:p>
                  <text:list>
                    <text:list-item>
                      <text:p text:style-name="P50"><text:span text:style-name="T39">4</text:span><text:span text:style-name="T30">, </text:span><text:span text:style-name="T6">2</text:span></text:p>
                    </text:list-item>
                  </text:list>
                </text:list-item>
                <text:list-item>
                  <text:p text:style-name="P43">return x + 1</text:p>
                  <text:list>
                    <text:list-item>
                      <text:p text:style-name="P50"><text:span text:style-name="T6">2 </text:span><text:span text:style-name="T30">+ 1 = 3</text:span></text:p>
                    </text:list-item>
                  </text:list>
                </text:list-item>
              </text:list>
            </text:list-item>
            <text:list-item>
              <text:p text:style-name="P43">print a, x</text:p>
              <text:list>
                <text:list-item>
                  <text:p text:style-name="P50"><text:span text:style-name="T40">4</text:span><text:span text:style-name="T30">, </text:span><text:span text:style-name="T41">2</text:span></text:p>
                </text:list-item>
              </text:list>
            </text:list-item>
          </text:list>
        </text:list-item>
      </text:list>
      <text:p text:style-name="P30"/>
      <text:p text:style-name="P14"/>
      <text:p text:style-name="P15">Semantics of assignment</text:p>
      <text:p text:style-name="P14"/>
      <text:p text:style-name="P14">a = 5</text:p>
      <text:p text:style-name="P14"/>
      <text:p text:style-name="P14">a → name declared by programmer</text:p>
      <text:p text:style-name="P14">5 → name language specified</text:p>
      <text:p text:style-name="P14"/>
      <text:p text:style-name="P13"><text:span text:style-name="T32">Name:</text:span><text:span text:style-name="T30"> a</text:span></text:p>
      <text:p text:style-name="P13"><text:span text:style-name="T32">Attribute:</text:span><text:span text:style-name="T30"> value</text:span></text:p>
      <text:p text:style-name="P14"/>
      <text:p text:style-name="P14">Associating a name with a value is called binding.</text:p>
      <text:p text:style-name="P14"/>
      <text:p text:style-name="P14">Value has an address type (??? Wasn't listening)</text:p>
      <text:p text:style-name="P14"/>
      <text:p text:style-name="P13"><text:span text:style-name="T30">a = 5: associate the value 5 to a name </text:span><text:span text:style-name="T4">a</text:span><text:span text:style-name="T30"> (implied: and do not change any other associatons. That is, only </text:span><text:soft-page-break/><text:span text:style-name="T30">make a = 5, don't change x to be 5 as well.)</text:span></text:p>
      <text:p text:style-name="P14"/>
      <text:p text:style-name="P14">In general, we do not need to refer to a location.</text:p>
      <text:p text:style-name="P14"/>
      <text:p text:style-name="P14">We will assume that names have locations associted with them (or not)</text:p>
      <text:p text:style-name="P14"><text:tab/>a has a location associated with it</text:p>
      <text:p text:style-name="P14"><text:tab/>5 does not have a location associated with it</text:p>
      <text:p text:style-name="P14"/>
      <text:list xml:id="list7071640775063414754" text:style-name="L8">
        <text:list-item>
          <text:p text:style-name="P44">a = 5</text:p>
          <text:list>
            <text:list-item>
              <text:p text:style-name="P44">copy value 5 to location associated with a.</text:p>
            </text:list-item>
          </text:list>
        </text:list-item>
        <text:list-item>
          <text:p text:style-name="P44">a = b</text:p>
          <text:list>
            <text:list-item>
              <text:p text:style-name="P44">copy the calue in the location associated with b to the location associated with a.</text:p>
            </text:list-item>
          </text:list>
        </text:list-item>
      </text:list>
      <text:p text:style-name="P14"/>
      <text:p text:style-name="P29">Friday</text:p>
      <text:p text:style-name="P2">Week 8</text:p>
      <text:p text:style-name="P2">3-3-17</text:p>
      <text:p text:style-name="P14"/>
      <text:p text:style-name="P14">Last time:</text:p>
      <text:list xml:id="list8939119690636433137" text:style-name="L9">
        <text:list-item>
          <text:p text:style-name="P45">Started semantics of assignment</text:p>
        </text:list-item>
      </text:list>
      <text:p text:style-name="P14"/>
      <text:p text:style-name="P14">Today:</text:p>
      <text:list xml:id="list8227912258977319475" text:style-name="L10">
        <text:list-item>
          <text:p text:style-name="P46">Semantics of assignment</text:p>
        </text:list-item>
        <text:list-item>
          <text:p text:style-name="P46">pointer semantics in C</text:p>
        </text:list-item>
        <text:list-item>
          <text:p text:style-name="P46">Return of exams</text:p>
        </text:list-item>
      </text:list>
      <text:p text:style-name="P14"/>
      <text:p text:style-name="P14">Assignment is an essential operation in imperative languages.</text:p>
      <text:p text:style-name="P14"/>
      <text:p text:style-name="P14">We are going to assume that names have locations associated with them, and locations have values stored in them.</text:p>
      <text:p text:style-name="P14"/>
      <text:p text:style-name="P16">Very important!</text:p>
      <text:p text:style-name="P14"><text:span text:style-name="T1">Assignment:</text:span> has two forms</text:p>
      <text:list xml:id="list3599961408131497375" text:style-name="L11">
        <text:list-item>
          <text:p text:style-name="P47">a = b</text:p>
        </text:list-item>
        <text:list-item>
          <text:p text:style-name="P47">a = 5</text:p>
        </text:list-item>
      </text:list>
      <text:p text:style-name="P14"/>
      <text:p text:style-name="P14">LHS = RHS</text:p>
      <text:p text:style-name="P14"/>
      <text:p text:style-name="P14">LHS should have location associated with it.</text:p>
      <text:p text:style-name="P14">RHS can be an expression that:</text:p>
      <text:list xml:id="list4231573974851693767" text:style-name="L12">
        <text:list-item>
          <text:p text:style-name="P48">has a location associated with it (a = b)</text:p>
        </text:list-item>
        <text:list-item>
          <text:p text:style-name="P48">has no locations associated with it (a = 5)</text:p>
        </text:list-item>
      </text:list>
      <text:p text:style-name="P30"/>
      <text:p text:style-name="P14"/>
      <text:p text:style-name="P14">a = b</text:p>
      <text:p text:style-name="P14">copy the value in the location associated with b to the location associated with a.</text:p>
      <text:p text:style-name="P14"/>
      <text:p text:style-name="P14">a = 5</text:p>
      <text:p text:style-name="P14">copy the value 5 to the location associated with a.</text:p>
      <text:p text:style-name="P14"/>
      <text:p text:style-name="P14"><text:span text:style-name="T1">Definition:</text:span> An expression that has a location associated with it is called an l-value.</text:p>
      <text:p text:style-name="P14">Ex: *a, *b</text:p>
      <text:p text:style-name="P14"/>
      <text:p text:style-name="P14"><text:span text:style-name="T1">Definition:</text:span> An expression that has a value associated with it but not a location associated with it is called an r-value.</text:p>
      <text:p text:style-name="P14">Ex: 5, a + b</text:p>
      <text:p text:style-name="P14"/>
      <text:p text:style-name="P14">Note: Some languages make the distinction more explicit. For example, in ML, to write x = x +1, we write</text:p>
      <text:p text:style-name="P14"/>
      <text:p text:style-name="P14">x = !x + 1</text:p>
      <text:p text:style-name="P14"/>
      <text:p text:style-name="P14"><text:soft-page-break/>!x → content of location associated with x.</text:p>
      <text:p text:style-name="P30"/>
      <text:p text:style-name="P14"/>
      <text:p text:style-name="P15">Pointer Semantics</text:p>
      <text:p text:style-name="P14"/>
      <text:p text:style-name="P14">In C, we can declare pointers as follows:</text:p>
      <text:list xml:id="list8019966942837508461" text:style-name="L13">
        <text:list-item>
          <text:p text:style-name="P49">T * p; //where T is a type</text:p>
          <text:list>
            <text:list-item>
              <text:p text:style-name="P49">ex: int *p;</text:p>
            </text:list-item>
          </text:list>
        </text:list-item>
        <text:list-item>
          <text:p text:style-name="P49">p has a location associated with it</text:p>
        </text:list-item>
        <text:list-item>
          <text:p text:style-name="P49">the value in the location associated with p is the address of another location</text:p>
        </text:list-item>
      </text:list>
      <text:p text:style-name="P14"/>
      <text:p text:style-name="P14">Picture A (on back of loose sheet (cheat sheat for 471))</text:p>
      <text:p text:style-name="P14"/>
      <text:p text:style-name="P14">(1) = to represent the fact that value is equal to address of location pointed to by arrow.</text:p>
      <text:p text:style-name="P14"/>
      <text:p text:style-name="P14">Common mistake with pointers</text:p>
      <text:p text:style-name="P30"/>
      <text:p text:style-name="P14"/>
      <text:p text:style-name="P15">Pointer operations:</text:p>
      <text:p text:style-name="P14"/>
      <text:p text:style-name="P14">(defined in more detail in typed notes)</text:p>
      <text:p text:style-name="P14"/>
      <text:p text:style-name="P10"><text:span text:style-name="T2">malloc()</text:span><text:span text:style-name="T11"> takes an integer as a parameter and</text:span></text:p>
      <text:list xml:id="list449793905924937980" text:style-name="L14">
        <text:list-item>
          <text:p text:style-name="P51"><text:span text:style-name="T10">allocates</text:span><text:span text:style-name="T11"> memory whose size is equal to the integer</text:span></text:p>
        </text:list-item>
        <text:list-item>
          <text:p text:style-name="P52"><text:span text:style-name="T15">returns an r-value</text:span><text:span text:style-name="T13"> equal to the address of the memory just allocated</text:span></text:p>
        </text:list-item>
      </text:list>
      <text:p text:style-name="P14"/>
      <text:p text:style-name="P14">Example:</text:p>
      <text:p text:style-name="P12"><text:span text:style-name="T42">(1)</text:span><text:span text:style-name="T19">int *p;</text:span></text:p>
      <text:p text:style-name="P12"><text:span text:style-name="T42">(2)</text:span><text:span text:style-name="T19">p = (int*) malloc(sizeof(int));</text:span></text:p>
      <text:p text:style-name="P11"/>
      <text:p text:style-name="P14">See Picture B</text:p>
      <text:p text:style-name="P14"/>
      <text:p text:style-name="P14">Example:</text:p>
      <text:p text:style-name="P14"/>
      <text:p text:style-name="P12"><text:span text:style-name="T42">(1)</text:span><text:span text:style-name="T19">int *p;</text:span></text:p>
      <text:p text:style-name="P12"><text:span text:style-name="T42">(2)</text:span><text:span text:style-name="T19">p = (int*) malloc(sizeof(int));</text:span></text:p>
      <text:p text:style-name="P17"><text:span text:style-name="T19">(3)</text:span><text:span text:style-name="T43">p = (int*)malloc(sizeof(int));</text:span></text:p>
      <text:p text:style-name="P18"/>
      <text:p text:style-name="P18">Picture C</text:p>
      <text:p text:style-name="P31"/>
      <text:p text:style-name="P18"/>
      <text:p text:style-name="P18">Exam:</text:p>
      <text:p text:style-name="P18"/>
      <text:p text:style-name="P19">Question 4:</text:p>
      <text:p text:style-name="P17"><text:span text:style-name="T44">Both “R</text:span><text:span text:style-name="T46">3</text:span><text:span text:style-name="T44">” and “R</text:span><text:span text:style-name="T46">3</text:span><text:span text:style-name="T44"> eof” were counted as correct.</text:span></text:p>
      <text:p text:style-name="P18"/>
      <text:p text:style-name="P18"/>
      <text:p text:style-name="P29">Monday</text:p>
      <text:p text:style-name="P2">Week 9</text:p>
      <text:p text:style-name="P2">3-13-17</text:p>
      <text:p text:style-name="Standard"/>
      <text:p text:style-name="P18">Project 3:</text:p>
      <text:p text:style-name="P18"/>
      <text:p text:style-name="P18">As we parse, we don't want to build a parse tree (it can help, but we don't need to); we need a symbol table, update info in symbol table to enforce typing rules.</text:p>
      <text:p text:style-name="P18"/>
      <text:p text:style-name="P18">As we are parsing, we are building nested symbol table.</text:p>
      <text:p text:style-name="P18"/>
      <text:p text:style-name="P18">Need to collect information as we parse.</text:p>
      <text:p text:style-name="P18"/>
      <text:p text:style-name="P18">If in body of program, we see if it's been declared. If not, it's an implicit declaration.</text:p>
      <text:p text:style-name="P18"/>
      <text:p text:style-name="P18">For expressions because of how we do type checking, we want it to return the type of that expression</text:p>
      <text:p text:style-name="P18"/>
      <text:p text:style-name="P18">Don't need parse tree; it's fixed grammar, unlike second project</text:p>
      <text:p text:style-name="P31"/>
      <text:p text:style-name="P18"/>
      <text:p text:style-name="P18">Last time:</text:p>
      <text:list xml:id="list2592701102932835186" text:style-name="L15">
        <text:list-item>
          <text:p text:style-name="P54">Semantics of assignment</text:p>
        </text:list-item>
        <text:list-item>
          <text:p text:style-name="P54">box-circle diagram</text:p>
        </text:list-item>
        <text:list-item>
          <text:p text:style-name="P54">started on pointer semantics</text:p>
        </text:list-item>
      </text:list>
      <text:p text:style-name="P18">Today:</text:p>
      <text:list xml:id="list2919513105641458148" text:style-name="L16">
        <text:list-item>
          <text:p text:style-name="P55">Same!</text:p>
        </text:list-item>
      </text:list>
      <text:p text:style-name="P18"/>
      <text:p text:style-name="P19">Note: Did not bring notebook. No written notes!</text:p>
      <text:p text:style-name="P18"/>
      <text:p text:style-name="P18">Box-circle diagram: See photo on phone</text:p>
      <text:p text:style-name="P18"/>
      <text:p text:style-name="P18">Assignment under copy semantics</text:p>
      <text:p text:style-name="P18"/>
      <text:p text:style-name="P18">Two forms:</text:p>
      <text:p text:style-name="P18"/>
      <text:p text:style-name="P18">1. a = b</text:p>
      <text:p text:style-name="P18"/>
      <text:p text:style-name="P18">See picture on phone</text:p>
      <text:p text:style-name="P18"/>
      <text:p text:style-name="P18">Copy value in location associated with b in location associated with a</text:p>
      <text:p text:style-name="P18"/>
      <text:p text:style-name="P18">2. a = 5</text:p>
      <text:p text:style-name="P18"/>
      <text:p text:style-name="P18">See photo on phone</text:p>
      <text:p text:style-name="P18"/>
      <text:p text:style-name="P18">Copy value 5 to location associated with a.</text:p>
      <text:p text:style-name="P18"/>
      <text:p text:style-name="Standard"><text:span text:style-name="T24">l-value:</text:span><text:span text:style-name="T22"> an expression that has a location associated with it.</text:span></text:p>
      <text:p text:style-name="P18"><text:soft-page-break/>Example (assuming a is of the correct type): a, a[i]</text:p>
      <text:p text:style-name="P18"/>
      <text:p text:style-name="P1"><text:span text:style-name="T23">r-value:</text:span><text:span text:style-name="T22"> an expression that does not have a location associated with it</text:span></text:p>
      <text:p text:style-name="P18">examples: 5, a + b, ???</text:p>
      <text:p text:style-name="P18"/>
      <text:p text:style-name="P1"><text:span text:style-name="T22">(Note: Even though a and b have locations associated with them, “a + b” does </text:span><text:span text:style-name="T26">not</text:span><text:span text:style-name="T22"> have a location associated with it)</text:span></text:p>
      <text:p text:style-name="P18"/>
      <text:p text:style-name="P57">Possibilities for assignment:</text:p>
      <text:p text:style-name="P18"/>
      <text:p text:style-name="P28"><text:span text:style-name="T22">1. l-value</text:span><text:span text:style-name="T29">1</text:span><text:span text:style-name="T22"> = l-value</text:span><text:span text:style-name="T29">2</text:span></text:p>
      <text:p text:style-name="P18"/>
      <text:p text:style-name="P28"><text:span text:style-name="T22">copy value in location associated with l-value</text:span><text:span text:style-name="T29">2</text:span><text:span text:style-name="T22"> to location associated with l-value</text:span><text:span text:style-name="T29">1</text:span><text:span text:style-name="T22">.</text:span></text:p>
      <text:p text:style-name="P18"/>
      <text:p text:style-name="P18">2. l-value = r-value</text:p>
      <text:p text:style-name="P18"/>
      <text:p text:style-name="P18">copy value of the r-value to location associated with l-value.</text:p>
      <text:p text:style-name="P18"/>
      <text:p text:style-name="P18">Things that can't exist:</text:p>
      <text:p text:style-name="P18"/>
      <text:p text:style-name="P18">3. r-value = l-value</text:p>
      <text:p text:style-name="P28"><text:span text:style-name="T22">4. r-value</text:span><text:span text:style-name="T29">1</text:span><text:span text:style-name="T22"> = r-value</text:span><text:span text:style-name="T29">2</text:span></text:p>
      <text:p text:style-name="P18"/>
      <text:p text:style-name="P57">Pointer semantics in C</text:p>
      <text:p text:style-name="P18"/>
      <text:p text:style-name="P18">Declaration</text:p>
      <text:p text:style-name="P18">T* x;</text:p>
      <text:p text:style-name="P18"/>
      <text:p text:style-name="P18">“x is a pointer to T”</text:p>
      <text:p text:style-name="P18"/>
      <text:p text:style-name="P18">That means the location associated with x has a value which is the address of a location that has a value of type T.</text:p>
      <text:p text:style-name="P18"/>
      <text:p text:style-name="P18">See photo:</text:p>
      <text:p text:style-name="P18"/>
      <text:p text:style-name="P18">x 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(points to) Address of y</text:p>
                </table:table-cell>
              </table:table-row>
            </table:table>
            <text:p text:style-name="Table_20_Contents"/>
          </table:table-cell>
        </table:table-row>
      </table:table>
      <text:p text:style-name="P18"/>
      <text:p text:style-name="P18">@ address y: </text:p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V<text:span text:style-name="T45">T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8"/>
      <text:p text:style-name="P28"><text:span text:style-name="T22">V</text:span><text:span text:style-name="T29">T</text:span><text:span text:style-name="T22"> is of a value of type T.</text:span></text:p>
      <text:p text:style-name="P31"/>
      <text:p text:style-name="P18"/>
      <text:p text:style-name="P18"/>
      <text:p text:style-name="P18"><text:soft-page-break/>malloc(): is a function</text:p>
      <text:p text:style-name="P18"><text:tab/>input: integer which specifies a “size”</text:p>
      <text:p text:style-name="P28"><text:span text:style-name="T22"><text:tab/>output: </text:span><text:span text:style-name="T25">r-value</text:span><text:span text:style-name="T22"> which is the address of a location.</text:span></text:p>
      <text:p text:style-name="P18"/>
      <text:p text:style-name="P18">malloc() allocates memory whose size is equal to the size parameter</text:p>
      <text:p text:style-name="P18">malloc() returns the address of the allocated memory (first byte).</text:p>
      <text:p text:style-name="P18"/>
      <text:p text:style-name="P28"><text:span text:style-name="T22">Unary operator: Takes 1 operand. </text:span><text:span text:style-name="T27">NOT</text:span><text:span text:style-name="T22"> is a unary operator.</text:span></text:p>
      <text:p text:style-name="P18"/>
      <text:p text:style-name="P18">&amp;: is a unary operator.</text:p>
      <text:p text:style-name="P28"><text:span text:style-name="T22"><text:tab/>The operand of &amp; </text:span><text:span text:style-name="T23">must be</text:span><text:span text:style-name="T22"> an </text:span><text:span text:style-name="T25">l-value</text:span><text:span text:style-name="T22">.</text:span></text:p>
      <text:p text:style-name="P28"><text:span text:style-name="T22"><text:tab/>The </text:span><text:span text:style-name="T23">result</text:span><text:span text:style-name="T22"> is an </text:span><text:span text:style-name="T25">r-value</text:span><text:span text:style-name="T22">.</text:span></text:p>
      <text:p text:style-name="P18"/>
      <text:p text:style-name="P28"><text:span text:style-name="T22">The value of </text:span><text:span text:style-name="T27">&amp;x</text:span><text:span text:style-name="T22"> is the address of the location associated with x.</text:span></text:p>
      <text:p text:style-name="P18"/>
      <text:p text:style-name="P28"><text:span text:style-name="T22">In general, </text:span><text:span text:style-name="T27">&amp;l-value</text:span><text:span text:style-name="T22"> is equal to the address of the location associated with the l-value.</text:span></text:p>
      <text:p text:style-name="P18"/>
      <text:p text:style-name="P18">*: is a unary operator.</text:p>
      <text:p text:style-name="P18"><text:tab/>The operand of * (aka dereference operator) can be an l-value OR an r-value.</text:p>
      <text:p text:style-name="P28"><text:span text:style-name="T22"><text:tab/>The result of applying the * operator is </text:span><text:span text:style-name="T25">always an l-value</text:span><text:span text:style-name="T22">.</text:span></text:p>
      <text:p text:style-name="P18"/>
      <text:p text:style-name="P28"><text:span text:style-name="T27">*r-value</text:span><text:span text:style-name="T22"> has a location whose address is equal to r-value associated with it.</text:span></text:p>
      <text:p text:style-name="P5"><text:span text:style-name="T28">*l-value</text:span><text:span text:style-name="T22"> has a location whose address is the value in the location associated with it the l-value.</text:span></text:p>
      <text:p text:style-name="P18"/>
      <text:p text:style-name="P18">Example:</text:p>
      <text:p text:style-name="P58"/>
      <text:p text:style-name="P58">int x;</text:p>
      <text:p text:style-name="P58">int *y;</text:p>
      <text:p text:style-name="P58"/>
      <text:p text:style-name="P18">See picture on phone</text:p>
      <text:p text:style-name="P18"/>
      <text:p text:style-name="P58">y = &amp;x;</text:p>
      <text:p text:style-name="P18"/>
      <text:p text:style-name="P18">&amp;x is the address of the location associated with x</text:p>
      <text:p text:style-name="P18"/>
      <text:p text:style-name="Standard"><text:span text:style-name="T22">y = &amp;x </text:span><text:span text:style-name="T47">≡</text:span><text:span text:style-name="T22"> addr-x</text:span></text:p>
      <text:p text:style-name="P18"/>
      <text:p text:style-name="P18">See pictures on phone</text:p>
      <text:p text:style-name="P18"/>
      <text:p text:style-name="P58">y = &amp;*y;</text:p>
      <text:p text:style-name="P18"/>
      <text:p text:style-name="P18">*y is an l-value.</text:p>
      <text:p text:style-name="P18">The location associated with *y is the location whose address is equal to the value in the location associated with y (the value of y).</text:p>
      <text:p text:style-name="P18"/>
      <text:p text:style-name="P57">See picture on phone</text:p>
      <text:p text:style-name="P18"/>
      <text:p text:style-name="P18">&amp;*y is an r-value equal to the address of the location associated with *y. *y = addr x</text:p>
      <text:p text:style-name="P5"><text:soft-page-break/><text:span text:style-name="T28">y = &amp;*y</text:span><text:span text:style-name="T22"> </text:span><text:span text:style-name="T23">≡</text:span><text:span text:style-name="T22"> </text:span><text:span text:style-name="T28">y = addr-x</text:span></text:p>
      <text:p text:style-name="P18"/>
      <text:p text:style-name="P18">&amp; is the address operator.</text:p>
      <text:p text:style-name="P18"/>
      <text:p text:style-name="P18">Important to think of *y not as a value, but as an l-value.</text:p>
      <text:p text:style-name="P18"/>
      <text:p text:style-name="P18">Example:</text:p>
      <text:p text:style-name="P18"/>
      <text:p text:style-name="P18">See picture</text:p>
      <text:p text:style-name="P18"/>
      <text:p text:style-name="P58">y = *&amp;y;</text:p>
      <text:p text:style-name="P18"/>
      <text:p text:style-name="P18">&amp;y is an r-value. &amp;y = address of location associated with y (that is, addr-y).</text:p>
      <text:p text:style-name="P18"/>
      <text:p text:style-name="P18">*&amp;y is an l-value. The location associated with *&amp;y is the location whose value is equal to &amp;y. (&amp;y = addr-y).</text:p>
      <text:p text:style-name="P18"/>
      <text:p text:style-name="P18">See photo</text:p>
      <text:p text:style-name="P18"/>
      <text:p text:style-name="P18">So *&amp;y points to the location associated with y.</text:p>
      <text:p text:style-name="P18"/>
      <text:p text:style-name="P5"><text:span text:style-name="T22">y = *&amp;y </text:span><text:span text:style-name="T23">≡</text:span><text:span text:style-name="T22"> y = y</text:span></text:p>
      <text:p text:style-name="P18"/>
      <text:p text:style-name="P5"><text:span text:style-name="T22">This is called an </text:span><text:span text:style-name="T23">alias</text:span><text:span text:style-name="T22">.</text:span></text:p>
      <text:p text:style-name="P18"/>
      <text:p text:style-name="P18">See photo: Loop represents &amp;y.</text:p>
      <text:p text:style-name="P18"/>
      <text:p text:style-name="P18">This is giving us a systematic way of dealing with * operators.</text:p>
      <text:p text:style-name="P31"/>
      <text:p text:style-name="P18"/>
      <text:p text:style-name="P58">y = (int *) malloc(sizeof(int))</text:p>
      <text:p text:style-name="P58">x = 1</text:p>
      <text:p text:style-name="P18"/>
      <text:p text:style-name="P18">See photos</text:p>
      <text:p text:style-name="P18"/>
      <text:p text:style-name="P18">*y in photo is not a pointer, it is a binding.</text:p>
      <text:p text:style-name="P18"/>
      <text:p text:style-name="P18"/>
      <text:p text:style-name="P29">Wednesday</text:p>
      <text:p text:style-name="P2">Week 9</text:p>
      <text:p text:style-name="P2">3-15-17</text:p>
      <text:p text:style-name="Standard"/>
      <text:p text:style-name="P60">Problem 3: When allocating data, you setting it equal to data or the node</text:p>
      <text:p text:style-name="P60"/>
      <text:p text:style-name="P60">Data structure has two fields</text:p>
      <text:p text:style-name="P60"/>
      <text:p text:style-name="P60">data</text:p>
      <text:p text:style-name="P60">node</text:p>
      <text:p text:style-name="P60"/>
      <text:p text:style-name="P60">pointer pointing to pointer</text:p>
      <text:p text:style-name="P60"/>
      <text:p text:style-name="P60">Problem 1 is the parse_A() and Parse_S() stuff we did in class. Going over it today.</text:p>
      <text:p text:style-name="P64"/>
      <text:p text:style-name="P60"/>
      <text:p text:style-name="P60">Recursive descent parser</text:p>
      <text:p text:style-name="P60"/>
      <text:p text:style-name="P60">one parse function per non-terminal.</text:p>
      <text:p text:style-name="P60"/>
      <text:p text:style-name="P60">Example:</text:p>
      <text:p text:style-name="P60"/>
      <text:p text:style-name="P60">S → AB</text:p>
      <text:p text:style-name="P60">A → (A) | .</text:p>
      <text:p text:style-name="P60">B → [B] | -</text:p>
      <text:p text:style-name="P60"/>
      <text:p text:style-name="P60">When you call it from anywhere, it needs to identify the part of an input that corresponds to it. It goes from that point on, nothing before.</text:p>
      <text:p text:style-name="P60"/>
      <text:p text:style-name="P60">Also, don't touch anything beyond that.</text:p>
      <text:p text:style-name="P60"/>
      <text:p text:style-name="P60">With backtracking, if we call parse_A, and it fails, that doesn't mean it fails, it means maybe it's not an A. parse_A should only consume A.</text:p>
      <text:p text:style-name="P60"/>
      <text:p text:style-name="P60">If it fails, we backtrack to where we started, say we failed, and try a different rule.</text:p>
      <text:p text:style-name="P60"/>
      <text:p text:style-name="P60">Code on blackboard, <text:s/>pseudocode below</text:p>
      <text:p text:style-name="P60"/>
      <text:p text:style-name="P61">bool parse_S()</text:p>
      <text:p text:style-name="P61">{</text:p>
      <text:p text:style-name="P61"><text:tab/>if(parse_A())</text:p>
      <text:p text:style-name="P61"><text:tab/><text:tab/>if parse_B</text:p>
      <text:p text:style-name="P61"><text:tab/><text:tab/><text:tab/>cout &lt;&lt; “S → AB” &lt;&lt; endl;</text:p>
      <text:p text:style-name="P61"><text:tab/><text:tab/><text:tab/>return true</text:p>
      <text:p text:style-name="P61"><text:tab/><text:tab/>else</text:p>
      <text:p text:style-name="P61"><text:tab/><text:tab/><text:tab/>cout &lt;&lt; “S → A ~B” &lt;&lt; endl;</text:p>
      <text:p text:style-name="P61"><text:tab/><text:tab/><text:tab/>return false</text:p>
      <text:p text:style-name="P61"><text:tab/>else</text:p>
      <text:p text:style-name="P61"><text:tab/><text:tab/>cout &lt;&lt; “S → ~A ...” &lt;&lt; endl;</text:p>
      <text:p text:style-name="P61"><text:soft-page-break/><text:tab/><text:tab/>return false<text:tab/><text:tab/></text:p>
      <text:p text:style-name="P61">}</text:p>
      <text:p text:style-name="P61"/>
      <text:p text:style-name="P61">bool parse_A()</text:p>
      <text:p text:style-name="P61">{</text:p>
      <text:p text:style-name="P61"><text:tab/>Token tok;</text:p>
      <text:p text:style-name="P61"/>
      <text:p text:style-name="P61"><text:tab/>tok = lexer.GetToken();</text:p>
      <text:p text:style-name="P61"><text:tab/>if(tok.token_type == LPAREN)</text:p>
      <text:p text:style-name="P61"><text:tab/>{</text:p>
      <text:p text:style-name="P61"><text:tab/><text:tab/>tok = lexer.GetToken();</text:p>
      <text:p text:style-name="P61"><text:tab/><text:tab/>if((tok.Token_type == LPAREN) || tok.token_type == DOT)</text:p>
      <text:p text:style-name="P61"><text:tab/><text:tab/>{</text:p>
      <text:p text:style-name="P61"><text:tab/><text:tab/><text:tab/>//if condition checks FIRST(A)</text:p>
      <text:p text:style-name="P61"><text:tab/><text:tab/><text:tab/>//technically we can omit the previous if statement</text:p>
      <text:p text:style-name="P61"><text:tab/><text:tab/><text:tab/>//and go straight to parseA</text:p>
      <text:p text:style-name="P61"><text:tab/><text:tab/><text:tab/>//this way detects error as soon as possible</text:p>
      <text:p text:style-name="P61"><text:tab/><text:tab/><text:tab/>lexer.ungettoken</text:p>
      <text:p text:style-name="P61"><text:tab/><text:tab/><text:tab/>if(parseA</text:p>
      <text:p text:style-name="P61"><text:tab/><text:tab/><text:tab/><text:tab/>gettoken</text:p>
      <text:p text:style-name="P61"><text:tab/><text:tab/><text:tab/><text:tab/>if RPAREN</text:p>
      <text:p text:style-name="P61"><text:tab/><text:tab/><text:tab/><text:tab/><text:tab/>cout &lt;&lt; “( A )”</text:p>
      <text:p text:style-name="P61"><text:tab/><text:tab/><text:tab/><text:tab/><text:tab/>return true</text:p>
      <text:p text:style-name="P61"><text:tab/><text:tab/><text:tab/><text:tab/>else</text:p>
      <text:p text:style-name="P61"><text:tab/><text:tab/><text:tab/><text:tab/><text:tab/>unget</text:p>
      <text:p text:style-name="P61"><text:tab/><text:tab/><text:tab/><text:tab/><text:tab/>return false</text:p>
      <text:p text:style-name="P61"><text:tab/><text:tab/><text:tab/>else</text:p>
      <text:p text:style-name="P61"><text:tab/><text:tab/><text:tab/><text:tab/>return false</text:p>
      <text:p text:style-name="P61"><text:tab/><text:tab/>}</text:p>
      <text:p text:style-name="P61"><text:tab/><text:tab/>else</text:p>
      <text:p text:style-name="P61"><text:tab/><text:tab/><text:tab/>return false</text:p>
      <text:p text:style-name="P61"><text:tab/>}</text:p>
      <text:p text:style-name="P61"><text:tab/>else if DOT</text:p>
      <text:p text:style-name="P61"><text:tab/><text:tab/>return true</text:p>
      <text:p text:style-name="P61"><text:tab/>else</text:p>
      <text:p text:style-name="P61"><text:tab/><text:tab/>unget</text:p>
      <text:p text:style-name="P61"><text:tab/><text:tab/>cout &lt;&lt; “A -&gt; ~( A ) and A -&gt; .” &lt;&lt; endl;</text:p>
      <text:p text:style-name="P61"><text:tab/><text:tab/>return true;</text:p>
      <text:p text:style-name="P61">}</text:p>
      <text:p text:style-name="P61"/>
      <text:p text:style-name="P61">parse_B()</text:p>
      <text:p text:style-name="P61">{</text:p>
      <text:p text:style-name="P61"><text:tab/>Similar to A</text:p>
      <text:p text:style-name="P61">}</text:p>
      <text:p text:style-name="P61"/>
      <text:p text:style-name="P61">main()</text:p>
      <text:p text:style-name="P61">{</text:p>
      <text:p text:style-name="P61"><text:tab/>parse_S</text:p>
      <text:p text:style-name="P61"/>
      <text:p text:style-name="P61"><text:soft-page-break/><text:tab/>getToken</text:p>
      <text:p text:style-name="P61"><text:tab/>if(token_type != end of file)</text:p>
      <text:p text:style-name="P61"><text:tab/><text:tab/>cout &lt;&lt; “FAILURE!” &lt;&lt; endl;</text:p>
      <text:p text:style-name="P61">}</text:p>
      <text:p text:style-name="P61"/>
      <text:p text:style-name="P60">Note that it outputs from innermost to outermost.</text:p>
      <text:p text:style-name="P60"/>
      <text:p text:style-name="P60">The follow set only really matters if a rule goes to ε.</text:p>
      <text:p text:style-name="P60"/>
      <text:p text:style-name="P60">Remember, when a rule goes to ε, unget the token</text:p>
      <text:p text:style-name="P60"/>
      <text:p text:style-name="P60">With input ([-] </text:p>
      <text:p text:style-name="P60">(for A → . replaced with A → ε)</text:p>
      <text:p text:style-name="P60"/>
      <text:p text:style-name="P60">Innermost parse_A outputs ε, but outermost parse_A fails because there isn't a RPAREN after the inner parse_A</text:p>
      <text:p text:style-name="P60"/>
      <text:p text:style-name="P60">For backtracking:</text:p>
      <text:p text:style-name="P60"/>
      <text:p text:style-name="P60">Picture A</text:p>
      <text:p text:style-name="P60"/>
      <text:p text:style-name="P60">Every parser should clean up after itself.</text:p>
      <text:p text:style-name="P64"/>
      <text:p text:style-name="P60"/>
      <text:p text:style-name="P67">S ➝ A C</text:p>
      <text:p text:style-name="P68">S ➝ B D</text:p>
      <text:p text:style-name="P68">A ➝ a A </text:p>
      <text:p text:style-name="P68">A ➝ ɛ</text:p>
      <text:p text:style-name="P68">B ➝ a B </text:p>
      <text:p text:style-name="P68">B ➝ a</text:p>
      <text:p text:style-name="P68">C ➝ c</text:p>
      <text:p text:style-name="P68">D ➝ d</text:p>
      <text:p text:style-name="P60"/>
      <text:p text:style-name="P60"/>
      <text:p text:style-name="P60">For input aad</text:p>
      <text:p text:style-name="P60"/>
      <text:p text:style-name="P60">unget the d</text:p>
      <text:p text:style-name="P60">return false</text:p>
      <text:p text:style-name="P60"/>
      <text:p text:style-name="P60">unget the a</text:p>
      <text:p text:style-name="P60">return false</text:p>
      <text:p text:style-name="P60"/>
      <text:p text:style-name="P60">unget the a</text:p>
      <text:p text:style-name="P60">return false</text:p>
      <text:p text:style-name="P60"/>
      <text:p text:style-name="P60"><text:soft-page-break/>ungetting each token is done recursively</text:p>
      <text:p text:style-name="P60"/>
      <text:p text:style-name="P60">Top level (main) is different</text:p>
      <text:p text:style-name="P60"/>
      <text:p text:style-name="P60">In S, If parse_A fails, then we try parse_B</text:p>
      <text:p text:style-name="P60"/>
      <text:p text:style-name="P60">Main, we call parse_S, and it succeeds. Great! But there's still stuff</text:p>
      <text:p text:style-name="P60">We need to clean up.</text:p>
      <text:p text:style-name="P60"/>
      <text:p text:style-name="P60"/>
      <text:p text:style-name="P60">Say we call parse_A</text:p>
      <text:p text:style-name="P60"/>
      <text:p text:style-name="P60">Stack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2">a</text:p>
          </table:table-cell>
        </table:table-row>
        <table:table-row>
          <table:table-cell table:style-name="Table7.A2" office:value-type="string">
            <text:p text:style-name="P32">marker_A3</text:p>
          </table:table-cell>
        </table:table-row>
        <table:table-row>
          <table:table-cell table:style-name="Table7.A2" office:value-type="string">
            <text:p text:style-name="P32">a</text:p>
          </table:table-cell>
        </table:table-row>
        <table:table-row>
          <table:table-cell table:style-name="Table7.A2" office:value-type="string">
            <text:p text:style-name="P32">marker_A2</text:p>
          </table:table-cell>
        </table:table-row>
        <table:table-row>
          <table:table-cell table:style-name="Table7.A2" office:value-type="string">
            <text:p text:style-name="P32">a</text:p>
          </table:table-cell>
        </table:table-row>
        <table:table-row>
          <table:table-cell table:style-name="Table7.A2" office:value-type="string">
            <text:p text:style-name="P32">Marker_A1</text:p>
          </table:table-cell>
        </table:table-row>
        <table:table-row>
          <table:table-cell table:style-name="Table7.A2" office:value-type="string">
            <text:p text:style-name="P32">marker_S</text:p>
          </table:table-cell>
        </table:table-row>
      </table:table>
      <text:p text:style-name="P60"/>
      <text:p text:style-name="P60">parse_A succeeds</text:p>
      <text:p text:style-name="Standard"><text:span text:style-name="T48">call parse_C</text:span></text:p>
      <text:p text:style-name="Standard"/>
      <text:p text:style-name="Standard">Stack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c</text:p>
          </table:table-cell>
        </table:table-row>
        <table:table-row>
          <table:table-cell table:style-name="Table8.A2" office:value-type="string">
            <text:p text:style-name="P32">Marker_C</text:p>
          </table:table-cell>
        </table:table-row>
        <table:table-row>
          <table:table-cell table:style-name="Table8.A2" office:value-type="string">
            <text:p text:style-name="P32">a</text:p>
          </table:table-cell>
        </table:table-row>
        <table:table-row>
          <table:table-cell table:style-name="Table8.A2" office:value-type="string">
            <text:p text:style-name="P32">marker_A3</text:p>
          </table:table-cell>
        </table:table-row>
        <table:table-row>
          <table:table-cell table:style-name="Table8.A2" office:value-type="string">
            <text:p text:style-name="P32">a</text:p>
          </table:table-cell>
        </table:table-row>
        <table:table-row>
          <table:table-cell table:style-name="Table8.A2" office:value-type="string">
            <text:p text:style-name="P32">marker_A2</text:p>
          </table:table-cell>
        </table:table-row>
        <table:table-row>
          <table:table-cell table:style-name="Table8.A2" office:value-type="string">
            <text:p text:style-name="P32">a</text:p>
          </table:table-cell>
        </table:table-row>
        <table:table-row>
          <table:table-cell table:style-name="Table8.A2" office:value-type="string">
            <text:p text:style-name="P32">Marker_A1</text:p>
          </table:table-cell>
        </table:table-row>
        <table:table-row>
          <table:table-cell table:style-name="Table8.A2" office:value-type="string">
            <text:p text:style-name="P32">Marker_S</text:p>
          </table:table-cell>
        </table:table-row>
      </table:table>
      <text:p text:style-name="Standard"/>
      <text:p text:style-name="P18">If we need to unget, it'll go down the stack. PDA is ???similar to this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08:27:26.51</meta:creation-date>
    <meta:generator>OpenOffice/4.1.1$Win32 OpenOffice.org_project/411m6$Build-9775</meta:generator>
    <dc:date>2017-03-15T12:30:26.46</dc:date>
    <meta:editing-duration>P1DT20H23M22S</meta:editing-duration>
    <meta:editing-cycles>23</meta:editing-cycles>
    <meta:document-statistic meta:table-count="6" meta:image-count="0" meta:object-count="0" meta:page-count="19" meta:paragraph-count="567" meta:word-count="2714" meta:character-count="13552"/>
  </office:meta>
</office:document-meta>
</file>